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60000020C4E5827CE1CE1EE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굴림" svg:font-family="굴림" style:font-family-generic="roman" style:font-pitch="variable"/>
  </office:font-face-decls>
  <office:automatic-styles>
    <style:style style:name="T1" style:family="text">
      <style:text-properties style:font-name="굴림" fo:font-size="10pt" fo:language="ko" fo:country="KR" style:font-size-asian="10pt"/>
    </style:style>
    <style:style style:name="T2" style:family="text">
      <style:text-properties style:font-name="굴림" fo:font-size="13pt" fo:language="ko" fo:country="KR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113cm" svg:y="1.217cm" svg:width="15.399cm" svg:height="13.864cm" draw:z-index="0"><draw:image xlink:href="Pictures/10000000000002460000020C4E5827CE1CE1EED4.png" xlink:type="simple" xlink:show="embed" xlink:actuate="onLoad" draw:mime-type="image/png"/></draw:frame><text:span text:style-name="T1">휴마로그에이치디퀵펜주100단위/mL <text:s/>Humalog HD Qucik Pen Inj. 100Unit/mL </text:span><text:span text:style-name="T2"><text:s/>670801211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굴림" svg:font-family="굴림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21:55:02.820708913</meta:creation-date>
    <dc:date>2023-12-13T16:41:26.127451259</dc:date>
    <meta:editing-duration>PT1M12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" meta:word-count="22" meta:character-count="69" meta:non-whitespace-character-count="59"/>
  </office:meta>
</office:document-meta>
</file>